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C7F1107F6A9FA2E1.png" manifest:media-type="image/png"/>
  <manifest:file-entry manifest:full-path="Pictures/1000000100000200000002004B09CFE1593A5124.png" manifest:media-type="image/png"/>
  <manifest:file-entry manifest:full-path="Pictures/10000001000002000000020015B6B9F785E44A77.png" manifest:media-type="image/png"/>
  <manifest:file-entry manifest:full-path="Pictures/100000010000078000000438DC698C5EE9F04E74.png" manifest:media-type="image/png"/>
  <manifest:file-entry manifest:full-path="Pictures/100000000000005E0000005E0146323FFCB2DCEB.jpg" manifest:media-type="image/jpeg"/>
  <manifest:file-entry manifest:full-path="Pictures/100000000000005E0000005E64800FC68441C38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fill-color="#ffffff" draw:opacity="31%" draw:textarea-horizontal-align="justify" draw:textarea-vertical-align="middle" draw:auto-grow-height="false" fo:min-height="11.5cm" fo:min-width="27cm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width="0.053cm" svg:stroke-color="#355269" draw:marker-start-width="0.279cm" draw:marker-end-width="0.279cm" draw:fill-color="#3465a4" draw:textarea-horizontal-align="justify" draw:textarea-vertical-align="middle" draw:auto-grow-height="false" fo:min-height="1.73cm" fo:min-width="4.7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8.92cm" fo:min-width="6.17cm"/>
    </style:style>
    <style:style style:name="gr8" style:family="graphic" style:parent-style-name="standard">
      <style:graphic-properties svg:stroke-width="0.053cm" svg:stroke-color="#355269" draw:marker-start-width="0.279cm" draw:marker-end-width="0.279cm" draw:fill-color="#168253" draw:textarea-horizontal-align="justify" draw:textarea-vertical-align="middle" draw:auto-grow-height="false" fo:min-height="0.826cm" fo:min-width="3.576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355269" draw:marker-start-width="0.279cm" draw:marker-end-width="0.279cm" draw:fill-color="#a1467e" draw:textarea-horizontal-align="justify" draw:textarea-vertical-align="middle" draw:auto-grow-height="false" fo:min-height="0.826cm" fo:min-width="3.576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355269" draw:marker-start-width="0.279cm" draw:marker-end-width="0.279cm" draw:fill-color="#168253" draw:textarea-horizontal-align="justify" draw:textarea-vertical-align="middle" draw:auto-grow-height="false" fo:min-height="0.602cm" fo:min-width="2.10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8.91cm" fo:min-width="10.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7.31cm" fo:min-width="9.06cm"/>
    </style:style>
    <style:style style:name="gr14" style:family="graphic" style:parent-style-name="standard">
      <style:graphic-properties svg:stroke-width="0.053cm" svg:stroke-color="#355269" draw:marker-start-width="0.279cm" draw:marker-end-width="0.279cm" draw:fill-color="#a1467e" draw:textarea-horizontal-align="justify" draw:textarea-vertical-align="middle" draw:auto-grow-height="false" fo:min-height="0.602cm" fo:min-width="2.10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5983b0" draw:fill="solid" draw:fill-color="#e8a202" draw:opacity="100%" draw:textarea-horizontal-align="justify" draw:textarea-vertical-align="middle" draw:auto-grow-height="false" fo:min-height="0.845cm" fo:min-width="5.25cm"/>
    </style:style>
    <style:style style:name="gr16" style:family="graphic" style:parent-style-name="standard">
      <style:graphic-properties draw:stroke="none" draw:fill="gradient" draw:fill-color="#808080" draw:fill-gradient-name="Gradient_20_4" draw:opacity="81%" draw:textarea-horizontal-align="justify" draw:textarea-vertical-align="middle" draw:auto-grow-height="false" fo:min-height="1.85cm" fo:min-width="5.25cm"/>
    </style:style>
    <style:style style:name="gr17" style:family="graphic" style:parent-style-name="standard">
      <style:graphic-properties draw:stroke="none" svg:stroke-color="#b4c7dc" draw:fill="bitmap" draw:fill-color="#e8a202" draw:fill-image-name="Pool" draw:opacity="42%" draw:opacity-name="" draw:textarea-horizontal-align="justify" draw:textarea-vertical-align="middle" draw:auto-grow-height="false" fo:min-height="0.75cm" fo:min-width="5.25cm"/>
    </style:style>
    <style:style style:name="gr1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382cm" fo:min-width="0cm" fo:padding-top="0.165cm" fo:padding-bottom="0.165cm" fo:padding-left="0.29cm" fo:padding-right="0.29cm" fo:wrap-option="wrap"/>
    </style:style>
    <style:style style:name="gr19" style:family="graphic" style:parent-style-name="objectwithoutfill">
      <style:graphic-properties svg:stroke-width="0.159cm" svg:stroke-color="#ff0000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style:font-name="Ubuntu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color="#ffffff" loext:opacity="100%" style:font-name="Ubunt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ffffff" loext:opacity="100%" style:font-name="Ubuntu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 draw:opacity="31%"/>
      <style:paragraph-properties fo:text-align="center"/>
    </style:style>
    <style:style style:name="P8" style:family="paragraph">
      <loext:graphic-properties draw:fill-color="#3465a4"/>
      <style:paragraph-properties fo:text-align="center"/>
      <style:text-properties fo:color="#ffffff" loext:opacity="100%" style:font-name="Ubuntu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168253"/>
      <style:paragraph-properties fo:text-align="center"/>
      <style:text-properties fo:color="#ffffff" loext:opacity="100%" style:font-name="Ubuntu"/>
    </style:style>
    <style:style style:name="P11" style:family="paragraph">
      <loext:graphic-properties draw:fill-color="#a1467e"/>
      <style:paragraph-properties fo:text-align="center"/>
      <style:text-properties fo:color="#ffffff" loext:opacity="100%" style:font-name="Ubuntu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168253"/>
      <style:paragraph-properties fo:text-align="center"/>
      <style:text-properties fo:color="#ffffff" loext:opacity="100%" style:font-name="Ubuntu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a1467e"/>
      <style:paragraph-properties fo:text-align="center"/>
      <style:text-properties fo:color="#ffffff" loext:opacity="100%" style:font-name="Ubuntu" fo:font-size="14pt" style:font-size-asian="14pt" style:font-size-complex="14pt"/>
    </style:style>
    <style:style style:name="P16" style:family="paragraph">
      <loext:graphic-properties draw:fill="solid" draw:fill-color="#e8a202" draw:opacity="100%"/>
      <style:paragraph-properties fo:text-align="center"/>
    </style:style>
    <style:style style:name="P17" style:family="paragraph">
      <loext:graphic-properties draw:fill="gradient" draw:fill-color="#808080" draw:fill-gradient-name="Gradient_20_4" draw:opacity="81%"/>
      <style:paragraph-properties fo:text-align="center"/>
    </style:style>
    <style:style style:name="P18" style:family="paragraph">
      <loext:graphic-properties draw:fill="bitmap" draw:fill-color="#e8a202" draw:fill-image-name="Pool" draw:opacity="42%"/>
      <style:paragraph-properties fo:text-align="center"/>
    </style:style>
    <style:style style:name="P19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Ubuntu" fo:font-weight="bold" style:font-weight-asian="bold" style:font-weight-complex="bold"/>
    </style:style>
    <style:style style:name="T2" style:family="text">
      <style:text-properties fo:color="#ffffff" loext:opacity="100%" style:font-name="Ubunt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style:font-name="Ubuntu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style:font-name="Ubuntu"/>
    </style:style>
    <style:style style:name="T5" style:family="text">
      <style:text-properties fo:color="#ffffff" loext:opacity="100%" style:font-name="Ubuntu" fo:font-size="14pt" style:font-size-asian="14pt" style:font-size-complex="14pt"/>
    </style:style>
    <style:style style:name="T6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75cm" svg:height="0.75cm" svg:x="0.591cm" svg:y="0.5cm">
          <draw:image xlink:href="Pictures/10000001000002000000020015B6B9F785E44A77.png" xlink:type="simple" xlink:show="embed" xlink:actuate="onLoad" draw:mime-type="image/png">
            <text:p/>
          </draw:image>
        </draw:frame>
        <draw:frame draw:style-name="gr2" draw:text-style-name="P3" draw:layer="layout" svg:width="3.478cm" svg:height="0.963cm" svg:x="12.022cm" svg:y="0.5cm">
          <draw:text-box>
            <text:p text:style-name="P2"><text:span text:style-name="T1">Sim - LMR</text:span></text:p>
          </draw:text-box>
        </draw:frame>
        <draw:frame draw:style-name="gr1" draw:text-style-name="P1" draw:layer="layout" svg:width="0.737cm" svg:height="0.737cm" svg:x="0.613cm" svg:y="1.763cm">
          <draw:image xlink:href="Pictures/1000000100000200000002004B09CFE1593A5124.png" xlink:type="simple" xlink:show="embed" xlink:actuate="onLoad" draw:mime-type="image/png">
            <text:p/>
          </draw:image>
        </draw:frame>
        <draw:frame draw:style-name="gr1" draw:text-style-name="P1" draw:layer="layout" svg:width="0.25cm" svg:height="0.25cm" svg:x="1.7cm" svg:y="2.1cm">
          <draw:image xlink:href="Pictures/100000010000020000000200C7F1107F6A9FA2E1.png" xlink:type="simple" xlink:show="embed" xlink:actuate="onLoad" draw:mime-type="image/png">
            <text:p/>
          </draw:image>
        </draw:frame>
        <draw:frame draw:style-name="gr2" draw:text-style-name="P3" draw:layer="layout" svg:width="3.478cm" svg:height="0.963cm" svg:x="12.022cm" svg:y="0.501cm">
          <draw:text-box>
            <text:p text:style-name="P2"><text:span text:style-name="T1">Sim - LMR</text:span></text:p>
          </draw:text-box>
        </draw:frame>
        <draw:frame draw:style-name="gr2" draw:text-style-name="P5" draw:layer="layout" svg:width="3.863cm" svg:height="0.725cm" svg:x="1.987cm" svg:y="1.875cm">
          <draw:text-box>
            <text:p text:style-name="P4"><text:span text:style-name="T2">Optical Coupling</text:span></text:p>
          </draw:text-box>
        </draw:frame>
        <draw:frame draw:style-name="gr2" draw:text-style-name="P6" draw:layer="layout" svg:width="3.419cm" svg:height="0.725cm" svg:x="6.137cm" svg:y="1.875cm">
          <draw:text-box>
            <text:p><text:span text:style-name="T3">Setting Layers</text:span></text:p>
          </draw:text-box>
        </draw:frame>
        <draw:frame draw:style-name="gr1" draw:text-style-name="P1" draw:layer="layout" svg:width="0.25cm" svg:height="0.25cm" svg:x="5.9cm" svg:y="2.1cm">
          <draw:image xlink:href="Pictures/100000010000020000000200C7F1107F6A9FA2E1.png" xlink:type="simple" xlink:show="embed" xlink:actuate="onLoad" draw:mime-type="image/png">
            <text:p/>
          </draw:image>
        </draw:frame>
        <draw:frame draw:style-name="gr3" draw:text-style-name="P1" draw:layer="layout" svg:width="0.85cm" svg:height="0.85cm" svg:x="26.4cm" svg:y="14.65cm">
          <draw:image xlink:href="Pictures/100000010000020000000200C7F1107F6A9FA2E1.png" xlink:type="simple" xlink:show="embed" xlink:actuate="onLoad" draw:mime-type="image/png">
            <text:p/>
          </draw:image>
        </draw:frame>
        <draw:custom-shape draw:style-name="gr4" draw:text-style-name="P7" draw:layer="layout" svg:width="27.5cm" svg:height="11.75cm" draw:transform="skewX (0.000174532925199433) translate (0.25cm 2.75cm)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85cm" svg:height="0.85cm" svg:x="0.5cm" svg:y="14.65cm">
          <draw:image xlink:href="Pictures/100000010000020000000200C7F1107F6A9FA2E1.png" xlink:type="simple" xlink:show="embed" xlink:actuate="onLoad" draw:mime-type="image/png">
            <text:p/>
          </draw:image>
        </draw:frame>
        <draw:custom-shape draw:style-name="gr6" draw:text-style-name="P8" draw:layer="layout" svg:width="5.5cm" svg:height="2.25cm" svg:x="2cm" svg:y="3.75cm">
          <text:p text:style-name="P1"><text:span text:style-name="T4">Anal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5.5cm" svg:height="2.25cm" svg:x="2cm" svg:y="6.75cm">
          <text:p text:style-name="P1"><text:span text:style-name="T4">Intermediary la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5.5cm" svg:height="2.25cm" svg:x="2cm" svg:y="10cm">
          <text:p text:style-name="P1"><text:span text:style-name="T4">Optical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7cm" svg:height="9.5cm" svg:x="8cm" svg:y="3.25cm">
          <text:p/>
          <draw:enhanced-geometry svg:viewBox="0 0 21600 21600" draw:path-stretchpoint-x="10800" draw:path-stretchpoint-y="10800" draw:text-areas="?f3 ?f4 ?f5 ?f6" draw:type="round-rectangle" draw:modifiers="1745.63508481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4.007cm" svg:height="0.725cm" svg:x="9.655cm" svg:y="3.4cm">
          <draw:text-box>
            <text:p><text:span text:style-name="T3">Optical substrate</text:span></text:p>
          </draw:text-box>
        </draw:frame>
        <draw:custom-shape draw:style-name="gr8" draw:text-style-name="P10" draw:layer="layout" svg:width="4.25cm" svg:height="1.25cm" svg:x="17.25cm" svg:y="13cm">
          <text:p text:style-name="P1"><text:span text:style-name="T4">Con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.25cm" svg:height="1.25cm" svg:x="22.25cm" svg:y="13cm">
          <text:p text:style-name="P1"><text:span text:style-name="T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75cm" svg:height="1cm" svg:x="8.6cm" svg:y="11.5cm">
          <text:p text:style-name="P12"><text:span text:style-name="T5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1cm" svg:height="9.5cm" svg:x="16cm" svg:y="3.25cm">
          <text:p/>
          <draw:enhanced-geometry svg:viewBox="0 0 21600 21600" draw:path-stretchpoint-x="10800" draw:path-stretchpoint-y="10800" draw:text-areas="?f3 ?f4 ?f5 ?f6" draw:type="round-rectangle" draw:modifiers="1325.41837701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621cm" svg:height="0.75cm" svg:x="19cm" svg:y="3.5cm">
          <draw:text-box>
            <text:p><text:span text:style-name="T3">Multilayer structure</text:span></text:p>
          </draw:text-box>
        </draw:frame>
        <draw:custom-shape draw:style-name="gr13" draw:text-style-name="P14" draw:layer="layout" svg:width="10cm" svg:height="8cm" svg:x="16.5cm" svg:y="4.5cm">
          <text:p/>
          <draw:enhanced-geometry svg:viewBox="0 0 21600 21600" draw:path-stretchpoint-x="10800" draw:path-stretchpoint-y="10800" draw:text-areas="?f3 ?f4 ?f5 ?f6" draw:type="round-rectangle" draw:modifiers="2034.31815249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2.75cm" svg:height="1cm" svg:x="11.75cm" svg:y="11.5cm">
          <text:p text:style-name="P12"><text:span text:style-name="T5">Re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5.75cm" svg:height="1.095cm" svg:x="20cm" svg:y="7.65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17" draw:layer="layout" svg:width="5.75cm" svg:height="2.1cm" svg:x="20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5.75cm" svg:height="1cm" svg:x="20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9" draw:layer="layout" svg:width="1.412cm" svg:height="0.806cm" svg:x="20cm" svg:y="9cm">
          <draw:text-box>
            <text:p><text:span text:style-name="T6">BK7</text:span></text:p>
          </draw:text-box>
        </draw:frame>
        <draw:frame draw:style-name="gr2" draw:text-style-name="P19" draw:layer="layout" svg:width="1.412cm" svg:height="0.806cm" svg:x="17.588cm" svg:y="7.75cm">
          <draw:text-box>
            <text:p><text:span text:style-name="T6">B</text:span><text:span text:style-name="T6">K</text:span><text:span text:style-name="T6">7</text:span></text:p>
          </draw:text-box>
        </draw:frame>
        <draw:frame draw:style-name="gr2" draw:text-style-name="P19" draw:layer="layout" svg:width="1.865cm" svg:height="0.806cm" svg:x="19.885cm" svg:y="6.6cm">
          <draw:text-box>
            <text:p><text:span text:style-name="T6">W</text:span><text:span text:style-name="T6">a</text:span><text:span text:style-name="T6">t</text:span><text:span text:style-name="T6">e</text:span><text:span text:style-name="T6">r</text:span></text:p>
          </draw:text-box>
        </draw:frame>
        <draw:custom-shape draw:style-name="gr18" draw:text-style-name="P20" draw:layer="layout" svg:width="0.5cm" svg:height="0.75cm" svg:x="19.25cm" svg:y="7.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9" draw:text-style-name="P20" draw:layer="layout" svg:x1="20.5cm" svg:y1="10.85cm" svg:x2="22.85cm" svg:y2="8.75cm">
          <text:p/>
        </draw:line>
        <draw:line draw:style-name="gr19" draw:text-style-name="P20" draw:layer="layout" svg:x1="25.15cm" svg:y1="10.85cm" svg:x2="22.8cm" svg:y2="8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dee6ef" draw:end-color="#ffd7d7" draw:start-intensity="100%" draw:end-intensity="100%" draw:angle="30deg" draw:border="0%"/>
    <draw:gradient draw:name="Gradient_20_4" draw:display-name="Gradient 4" draw:style="linear" draw:start-color="#dee6ef" draw:end-color="#b4c7dc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Ice_20_light" draw:display-name="Ice light" xlink:href="Pictures/100000000000005E0000005E64800FC68441C38A.jpg" xlink:type="simple" xlink:show="embed" xlink:actuate="onLoad"/>
    <draw:fill-image draw:name="Pool" xlink:href="Pictures/100000000000005E0000005E0146323FFCB2DCEB.jpg" xlink:type="simple" xlink:show="embed" xlink:actuate="onLoad"/>
    <draw:fill-image draw:name="background" xlink:href="Pictures/100000010000078000000438DC698C5EE9F04E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18:17:59.646367074</meta:creation-date>
    <dc:date>2022-11-11T19:33:10.241089398</dc:date>
    <meta:editing-duration>PT9M9S</meta:editing-duration>
    <meta:editing-cycles>1</meta:editing-cycles>
    <meta:document-statistic meta:object-count="32"/>
    <meta:generator>LibreOffice/7.3.6.2$Linux_X86_64 LibreOffice_project/30$Build-2</meta:generator>
  </office:meta>
</office:document-meta>
</file>